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" style:family="paragraph" style:parent-style-name="Figure_20_Index_20_Heading">
      <style:paragraph-properties fo:text-align="start" style:justify-single-word="false"/>
    </style:style>
    <style:style style:name="P3" style:family="paragraph" style:parent-style-name="Footer">
      <style:paragraph-properties fo:text-align="end" style:justify-single-word="false"/>
      <style:text-properties officeooo:paragraph-rsid="000fb657"/>
    </style:style>
    <style:style style:name="P4" style:family="paragraph" style:parent-style-name="Heading_20_1">
      <style:text-properties style:font-name="Arial"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officeooo:rsid="000ce44a" officeooo:paragraph-rsid="000ce44a"/>
    </style:style>
    <style:style style:name="P6" style:family="paragraph" style:parent-style-name="Standard">
      <style:paragraph-properties fo:text-align="center" style:justify-single-word="false"/>
      <style:text-properties officeooo:rsid="000ce44a" officeooo:paragraph-rsid="000ea075"/>
    </style:style>
    <style:style style:name="P7" style:family="paragraph" style:parent-style-name="Standard">
      <style:paragraph-properties fo:text-align="start" style:justify-single-word="false"/>
      <style:text-properties officeooo:rsid="000ce44a" officeooo:paragraph-rsid="000ce44a"/>
    </style:style>
    <style:style style:name="P8" style:family="paragraph" style:parent-style-name="Standard">
      <style:paragraph-properties fo:text-align="center" style:justify-single-word="false"/>
      <style:text-properties officeooo:rsid="000df131" officeooo:paragraph-rsid="000df131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2.011cm"/>
        </style:tab-stops>
      </style:paragraph-properties>
      <style:text-properties officeooo:rsid="000ea075" officeooo:paragraph-rsid="000ea075"/>
    </style:style>
    <style:style style:name="P10" style:family="paragraph" style:parent-style-name="Standard" style:master-page-name="">
      <loext:graphic-properties draw:fill="none"/>
      <style:paragraph-properties fo:margin-left="7.999cm" fo:margin-right="0cm" fo:text-align="justify" style:justify-single-word="false" fo:text-indent="0cm" style:auto-text-indent="false" style:page-number="auto" fo:background-color="transparent"/>
      <style:text-properties officeooo:rsid="000ea075" officeooo:paragraph-rsid="000ea075"/>
    </style:style>
    <style:style style:name="P11" style:family="paragraph" style:parent-style-name="Standard">
      <loext:graphic-properties draw:fill="none"/>
      <style:paragraph-properties fo:margin-left="7.999cm" fo:margin-right="0cm" fo:text-align="justify" style:justify-single-word="false" fo:text-indent="0cm" style:auto-text-indent="false" fo:background-color="transparent"/>
      <style:text-properties officeooo:rsid="000ea075" officeooo:paragraph-rsid="000ea075"/>
    </style:style>
    <style:style style:name="P12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2.011cm"/>
        </style:tab-stops>
      </style:paragraph-properties>
      <style:text-properties officeooo:rsid="000ea075" officeooo:paragraph-rsid="000ea075"/>
    </style:style>
    <style:style style:name="T1" style:family="text">
      <style:text-properties officeooo:rsid="000fb657"/>
    </style:style>
    <style:style style:name="T2" style:family="text">
      <style:text-properties style:font-name="Arial" fo:font-size="14pt" style:font-size-asian="14pt" style:font-size-complex="14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UNIVERSIDADE DO OESTE DE SANTA CATARINA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JEAN CARLOS GAVA BARP, MATHEUS FELIPE CHRISTMANN E MICHELL HENRIQUE DA SILVA SPAGNOL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GAIA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São Miguel Do Oeste, Santa Catarina.</text:p>
      <text:p text:style-name="P6">2022</text:p>
      <text:p text:style-name="P5"><text:soft-page-break/></text:p>
      <text:p text:style-name="P8">JEAN CARLOS GAVA BARP, MATHEUS FELIPE CHRISTMANN E MICHEL HENRIQUE DA SILVA SPAGNOL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GAIA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>Projeto de construção de um sistema apresentado ao curso de bacharelado em Ciência da Computação da Universidade do Oeste de Santa Catarina <text:s/>– UNOESC.</text:p>
      <text:p text:style-name="P11"/>
      <text:p text:style-name="P11"/>
      <text:p text:style-name="P11"/>
      <text:p text:style-name="P11"/>
      <text:p text:style-name="P11"/>
      <text:p text:style-name="P9">Professor: Roberson Junior Fernandes Alve<text:span text:style-name="T1">s.</text:span></text:p>
      <text:p text:style-name="P9"/>
      <text:p text:style-name="P9"/>
      <text:p text:style-name="P9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São Miguel do oeste – Santa Catarina</text:p>
      <text:p text:style-name="P12">2022</text:p>
      <text:illustration-index text:style-name="Sect1" text:protected="true" text:name="Índice de figuras1">
        <text:illustration-index-source text:caption-sequence-name="Figure" text:caption-sequence-format="text">
          <text:index-title-template text:style-name="Figure_20_Index_20_Heading">Índice de figura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Índice de figuras1_Head">
            <text:p text:style-name="P2"><text:soft-page-break/>Índice de figuras</text:p>
          </text:index-title>
        </text:index-body>
      </text:illustration-index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<text:soft-page-break/>Sumário</text:p>
          </text:index-title>
          <text:p text:style-name="P1"><text:a xlink:type="simple" xlink:href="#__RefHeading___Toc321_2007774642" text:style-name="Index_20_Link" text:visited-style-name="Index_20_Link">INTRODUÇÃO<text:tab/>5</text:a></text:p>
          <text:p text:style-name="P1"><text:a xlink:type="simple" xlink:href="#__RefHeading___Toc323_2007774642" text:style-name="Index_20_Link" text:visited-style-name="Index_20_Link">DESENVOLVIMENTO<text:tab/>5</text:a></text:p>
          <text:p text:style-name="P1"><text:a xlink:type="simple" xlink:href="#__RefHeading___Toc325_2007774642" text:style-name="Index_20_Link" text:visited-style-name="Index_20_Link">CONCLUSÃO<text:tab/>5</text:a></text:p>
          <text:p text:style-name="P1"><text:a xlink:type="simple" xlink:href="#__RefHeading___Toc327_2007774642" text:style-name="Index_20_Link" text:visited-style-name="Index_20_Link">REFERENCIAS<text:tab/>5</text:a></text:p>
        </text:index-body>
      </text:table-of-conten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h text:style-name="Heading_20_1" text:outline-level="1"><text:bookmark-start text:name="__RefHeading___Toc321_2007774642"/><text:span text:style-name="T2">INTRODUÇÃO</text:span><text:bookmark-end text:name="__RefHeading___Toc321_2007774642"/></text:h>
      <text:h text:style-name="P4" text:outline-level="1"><text:bookmark-start text:name="__RefHeading___Toc323_2007774642"/>DESENVOLVIMENTO<text:bookmark-end text:name="__RefHeading___Toc323_2007774642"/></text:h>
      <text:h text:style-name="Heading_20_1" text:outline-level="1"><text:bookmark-start text:name="__RefHeading___Toc325_2007774642"/><text:span text:style-name="T2">CONCLUSÃO</text:span><text:bookmark-end text:name="__RefHeading___Toc325_2007774642"/></text:h>
      <text:h text:style-name="Heading_20_1" text:outline-level="1"><text:bookmark-start text:name="__RefHeading___Toc327_2007774642"/><text:span text:style-name="T2">REFERENCIAS </text:span><text:bookmark-end text:name="__RefHeading___Toc327_2007774642"/></text:h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0fb657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false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/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3T19:35:43.875000000</meta:creation-date>
    <dc:date>2022-06-13T20:17:00.681000000</dc:date>
    <meta:editing-duration>PT10M16S</meta:editing-duration>
    <meta:editing-cycles>1</meta:editing-cycles>
    <meta:document-statistic meta:table-count="0" meta:image-count="0" meta:object-count="0" meta:page-count="5" meta:paragraph-count="22" meta:word-count="93" meta:character-count="613" meta:non-whitespace-character-count="536"/>
    <meta:generator>LibreOffice/7.2.0.4$Windows_X86_64 LibreOffice_project/9a9c6381e3f7a62afc1329bd359cc48accb6435b</meta:generator>
  </office:meta>
</office:document-meta>
</file>